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in" fo:margin-right="0in" fo:text-indent="0.5in" style:auto-text-indent="false"/>
      <style:text-properties style:font-name="Courier New" fo:font-size="10.5pt" fo:font-weight="bold" style:font-name-asian="Courier New1" style:font-size-asian="10.5pt" style:font-weight-asian="bold" style:font-name-complex="Courier New1" style:font-size-complex="10.5pt"/>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5in" style:auto-text-indent="false"/>
    </style:style>
    <style:style style:name="P15" style:family="paragraph" style:parent-style-name="Heading_20_1" style:master-page-name="Standard">
      <style:paragraph-properties fo:text-align="center" style:justify-single-word="false" style:page-number="1"/>
    </style:style>
    <style:style style:name="T1" style:family="text">
      <style:text-properties fo:color="#000000"/>
    </style:style>
    <style:style style:name="T2" style:family="text">
      <style:text-properties style:font-name="Courier New" fo:font-size="10.5pt" fo:font-weight="bold" style:font-name-asian="Courier New1" style:font-size-asian="10.5pt" style:font-weight-asian="bold" style:font-name-complex="Courier New1" style:font-size-complex="10.5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88p8ct5eywse"/>SAE 1.03 - Documentation technique </text:p>
      <text:p text:style-name="Heading_20_3"><text:bookmark text:name="_h7o4tae2drlk"/><text:span text:style-name="T1">Sources : </text:span></text:p>
      <text:p text:style-name="Standard">Les codes sources sont disponibles dans le fichier “sae 1.03 - work”. Attention, il faudra peut-être réaliser la commande suivante pour pouvoir les exécuter :</text:p>
      <text:p text:style-name="P1"><text:s/><text:span text:style-name="T2">chmod +x les_scripts</text:span></text:p>
      <text:p text:style-name="Heading_20_3"><text:bookmark text:name="_9go4717k9yiz"/><text:span text:style-name="T1">Signal de départ : </text:span></text:p>
      <text:p text:style-name="Standard">Le fichier config permet l’arrêt des conteneurs. Sa présence est donc suffisante, il ne contient rien en lui-même. Pour le mettre dans le volume, la commande suivante utilisée dans le script put_config : </text:p>
      <text:p text:style-name="Standard"><text:span text:style-name="T2"><text:tab/>docker container cp config sae103-mdtopng:/data/</text:span></text:p>
      <text:p text:style-name="Heading_20_3"><text:bookmark text:name="_9szvfabefuet"/><text:span text:style-name="T1">Commentaires sur le code du script start : </text:span></text:p>
      <text:p text:style-name="Standard">Ce script (start) met en place l’environnement et lance les 2 conteneurs qui se mettent</text:p>
      <text:p text:style-name="Standard">en attente de l’arrivée de fichiers de travail (les fichiers markdown et config).</text:p>
      <text:p text:style-name="Standard"/>
      <text:p text:style-name="Standard">Ne pas oublier avant de démarrer : </text:p>
      <text:p text:style-name="P1"><text:span text:style-name="T2">docker pull img_jaiz</text:span></text:p>
      <text:p text:style-name="P1"><text:span text:style-name="T2">docker pull img izka</text:span></text:p>
      <text:p text:style-name="Standard">A faire une seule fois avant d’utiliser le script suivant.</text:p>
      <text:p text:style-name="Standard"/>
      <text:p text:style-name="Standard">Maintenant, le script start contient ceci :</text:p>
      <text:list xml:id="list3056266861" text:style-name="WWNum4">
        <text:list-item>
          <text:p text:style-name="P3"><text:s/>Création d’un volume (nommé sae103) qui servira de zone d’échange entre les 2</text:p>
        </text:list-item>
      </text:list>
      <text:p text:style-name="Standard">conteneurs. Ce volume contiendra aussi vos scripts. Comme ces scripts sont essentiels aux 2 conteneurs des 2 étapes, il faut trouver un moyen de placer ces scripts dans la zone d’échange avant tout. On va donc passer par un petit conteneur éphémère (nommé sae103-tmp dans ce qui suit). Même si le conteneur ne vivra que le temps de la copie des scripts, le volume qui lui est attaché pour l’occasion (sae103) lui survivra et pourra ainsi être monté dans les 3 conteneurs de travail qui vont venir :</text:p>
      <text:p text:style-name="Standard"><text:tab/><text:span text:style-name="T2">docker volume create sae103</text:span></text:p>
      <text:list xml:id="list1562300004" text:style-name="WWNum7">
        <text:list-item>
          <text:p text:style-name="P4"><text:soft-page-break/>Création des 2 conteneurs éphémères évoqués précédemment.</text:p>
        </text:list-item>
      </text:list>
      <text:p text:style-name="Standard"><text:tab/><text:span text:style-name="T2">docker container run -d –name sae103-tmp1 -v sae103:/data img_izka tail -f /dev/null</text:span></text:p>
      <text:p text:style-name="Standard"><text:span text:style-name="T2"><text:tab/>docker container run -d –name sae103-tmp -v sae103:/data img_jaiz tail -f /dev/null</text:span></text:p>
      <text:list xml:id="list2983815733" text:style-name="WWNum5">
        <text:list-item>
          <text:p text:style-name="P5">Copie des scripts dans le volume (sae103) monté sur le conteneur éphémère.</text:p>
        </text:list-item>
      </text:list>
      <text:p text:style-name="Standard"><text:tab/><text:span text:style-name="T2">docker cp mdtohtml.php sae103-tmp1:/data</text:span></text:p>
      <text:p text:style-name="Standard"><text:span text:style-name="T2"><text:tab/>docker cp mdtopng sae103-tmp1:/data</text:span></text:p>
      <text:p text:style-name="Standard"><text:span text:style-name="T2"><text:tab/>docker cp base.html sae103-tmp1:/data</text:span></text:p>
      <text:p text:style-name="Standard"><text:span text:style-name="T2"><text:tab/>docker cp fin.html sae103-tmp1:/data</text:span></text:p>
      <text:p text:style-name="Standard"><text:span text:style-name="T2"><text:tab/>docker cp diapo_image.png sae103-tmp1:/data</text:span></text:p>
      <text:p text:style-name="Standard"><text:span text:style-name="T2"><text:tab/>docker cp pngtopdf sae103-tmp:/data</text:span></text:p>
      <text:list xml:id="list3170885681" text:style-name="WWNum8">
        <text:list-item>
          <text:p text:style-name="P6"><text:s/>Arrêt et suppression du conteneur éphémère. Le volume sae103 n’est plus attaché à </text:p>
        </text:list-item>
      </text:list>
      <text:p text:style-name="P13">un conteneur mais il est préservé, ainsi que son contenu (les scripts).</text:p>
      <text:p text:style-name="P1"><text:span text:style-name="T2">docker container stop sae103-tmp</text:span></text:p>
      <text:p text:style-name="P1"><text:span text:style-name="T2">docker container rm sae103-tmp</text:span></text:p>
      <text:p text:style-name="P1"><text:span text:style-name="T2">docker container stop sae103-tmp1</text:span></text:p>
      <text:p text:style-name="P1"><text:span text:style-name="T2">docker container rm sae103-tmp1</text:span></text:p>
      <text:list xml:id="list2802002023" text:style-name="WWNum6">
        <text:list-item>
          <text:p text:style-name="P7">Lancement du conteneur mdtopng (nommé sae103-mdtopng) pour l’étape 1 :</text:p>
        </text:list-item>
      </text:list>
      <text:p text:style-name="Standard">○ -d : mode détaché, le script va tourner en boucle.</text:p>
      <text:p text:style-name="Standard">○ -v : évidemment on lui attache le volume pour qu’il y trouve son script, ses</text:p>
      <text:p text:style-name="Standard">fichiers de travail (qui seront déposés plus tard) et qu’il puisse y produire</text:p>
      <text:p text:style-name="Standard">son résultat pour l’étape 2, qui partage aussi le même volume.</text:p>
      <text:p text:style-name="Standard"><text:soft-page-break/>○ -w : pour indiquer le dossier de travail du conteneur</text:p>
      <text:p text:style-name="Standard"><text:tab/><text:span text:style-name="T2">docker container run -d –name sae103-mdtopng -w /data -v sae103:/data img_izka ./mdtopng</text:span></text:p>
      <text:list xml:id="list4055317432" text:style-name="WWNum9">
        <text:list-item>
          <text:p text:style-name="P8">Idem pour les conteneurs pngtopdf (nommé sae103-pngtopdf) pour l’étape 2. </text:p>
        </text:list-item>
      </text:list>
      <text:p text:style-name="Standard"><text:tab/><text:span text:style-name="T2">docker container run -d –name sae103-pngtopdf -w /data -v sae103:/data img_jaiz ./pngtopdf</text:span></text:p>
      <text:p text:style-name="Heading_20_3"><text:bookmark text:name="_3a4dcn6ah4uw"/><text:span text:style-name="T1">Commentaires sur le code du script stop : </text:span></text:p>
      <text:p text:style-name="Standard">Ce script (stop) arrête les 2 conteneurs et supprime l’environnement ainsi que le volume,</text:p>
      <text:p text:style-name="Standard">tout disparaît définitivement. A faire en fin de séance.</text:p>
      <text:list xml:id="list872183036" text:style-name="WWNum3">
        <text:list-item>
          <text:p text:style-name="P9">Arrêt et suppression des 3 conteneurs :</text:p>
        </text:list-item>
      </text:list>
      <text:p text:style-name="P1"><text:span text:style-name="T2">docker container stop sae103-mdtopng</text:span></text:p>
      <text:p text:style-name="P1"><text:span text:style-name="T2">docker container rm sae03-mdtopng</text:span></text:p>
      <text:p text:style-name="P1"><text:span text:style-name="T2">docker container stop sae103-pngtopdf</text:span></text:p>
      <text:p text:style-name="P1"><text:span text:style-name="T2">docker container rm sae103-pngtopdf</text:span></text:p>
      <text:list xml:id="list2704631698" text:style-name="WWNum10">
        <text:list-item>
          <text:p text:style-name="P10">Suppression du volume partagé :</text:p>
        </text:list-item>
      </text:list>
      <text:p text:style-name="P1"><text:span text:style-name="T2">docker volume rm sae103</text:span></text:p>
      <text:p text:style-name="Heading_20_3"><text:bookmark text:name="_qydwsiktrk7m"/><text:span text:style-name="T1">Les étapes : </text:span></text:p>
      <text:p text:style-name="Standard">Ce sont les scripts qui sont exécutés dans les conteneurs : </text:p>
      <text:list xml:id="list3579029169" text:style-name="WWNum1">
        <text:list-item>
          <text:p text:style-name="P11">mdtopng : extrait du fichier markdown les différentes diapositives, les transforment en fichier html en remplaçant les balises markdown en balises html</text:p>
        </text:list-item>
        <text:list-item>
          <text:p text:style-name="P11">pngtopdf : convertit les fichiers png venant à la base d’un fichier markdown en un pdf, puis archive tous les pdf en une archive (tgz)</text:p>
        </text:list-item>
      </text:list>
      <text:p text:style-name="Standard"/>
      <text:p text:style-name="Standard">Chaque conteneur fait tourner un script (PHP, Bash) qui est en attente de l’arrivée du</text:p>
      <text:p text:style-name="Standard">fichier config, déclencheur du traitement dans le conteneur en question.</text:p>
      <text:p text:style-name="Heading_20_3"><text:bookmark text:name="_cc0zehbmdcl2"/><text:soft-page-break/><text:span text:style-name="T1">Commentaires sur le code du script mdtopng : </text:span></text:p>
      <text:p text:style-name="Standard">Le script va tourner en boucle graĉe à </text:p>
      <text:p text:style-name="P1"><text:span text:style-name="T2">while true </text:span></text:p>
      <text:p text:style-name="P1"><text:span text:style-name="T2">do</text:span></text:p>
      <text:p text:style-name="Standard">Le script va vérifier si il y a la présence du fichier config dans le volume (à chaque tour) :</text:p>
      <text:p text:style-name="Standard"><text:span text:style-name="T2"><text:s text:c="2"/><text:tab/>if [ -e "config" ]</text:span></text:p>
      <text:p text:style-name="Standard"><text:span text:style-name="T2"><text:s text:c="2"/><text:tab/>then</text:span></text:p>
      <text:p text:style-name="Standard">La variable num est créée et mise à 1</text:p>
      <text:p text:style-name="Standard"><text:span text:style-name="T2"><text:s text:c="4"/><text:tab/>num=1</text:span></text:p>
      <text:p text:style-name="Standard">Pour chaque fichier markdown présent dans le volume</text:p>
      <text:p text:style-name="Standard"><text:span text:style-name="T2"><text:s text:c="4"/><text:tab/>for var in *.md</text:span></text:p>
      <text:p text:style-name="Standard"><text:span text:style-name="T2"><text:s text:c="4"/><text:tab/>do</text:span></text:p>
      <text:p text:style-name="Standard">Création d’un dossier $num”pages”</text:p>
      <text:p text:style-name="P1"><text:span text:style-name="T2">mkdir $num"pages"</text:span></text:p>
      <text:p text:style-name="Standard">Exécution du script mdtohtml.php (commenté plus loin dans la documentation)</text:p>
      <text:p text:style-name="Standard"><text:span text:style-name="T2"><text:s text:c="6"/>php mdtohtml.php $var $num</text:span></text:p>
      <text:p text:style-name="Standard">La variable numS est créée et mise à 1</text:p>
      <text:p text:style-name="Standard"><text:span text:style-name="T2"><text:s text:c="6"/>numS=1</text:span></text:p>
      <text:p text:style-name="Standard">Copie de l’image utilisée dans le CSS dans le dossier $num”pages”</text:p>
      <text:p text:style-name="Standard"><text:span text:style-name="T2"><text:s text:c="6"/>cp diapo_image.png $num"pages" </text:span></text:p>
      <text:p text:style-name="Standard">Déplacement dans le dossier $num”pages”</text:p>
      <text:p text:style-name="Standard"><text:soft-page-break/><text:span text:style-name="T2"><text:s text:c="6"/>cd $num"pages" </text:span></text:p>
      <text:p text:style-name="Standard">Pour chaque fichier html présent dans le dossier $num”pages”</text:p>
      <text:p text:style-name="Standard"><text:span text:style-name="T2"><text:s text:c="6"/>for var2 in *.html</text:span></text:p>
      <text:p text:style-name="Standard"><text:span text:style-name="T2"><text:s text:c="6"/>do</text:span></text:p>
      <text:p text:style-name="Standard">Affichage de la page html traitée en cours</text:p>
      <text:p text:style-name="Standard"><text:span text:style-name="T2"><text:s text:c="6"/>echo $var2 </text:span></text:p>
      <text:p text:style-name="Standard">Exécution de l’image html2png pour créer un png à partir d’un fichier html</text:p>
      <text:p text:style-name="Standard"><text:span text:style-name="T2"><text:s text:c="6"/>html2png "768x1024x24" $var2 $numS".png" </text:span></text:p>
      <text:p text:style-name="Standard">Incrémentation de la variable numS</text:p>
      <text:p text:style-name="Standard"><text:span text:style-name="T2"><text:s text:c="5"/><text:tab/>((numS++))</text:span></text:p>
      <text:p text:style-name="Standard">Suppression du fichier html traité</text:p>
      <text:p text:style-name="Standard"><text:span text:style-name="T2"><text:s text:c="6"/>rm $var2 </text:span></text:p>
      <text:p text:style-name="Standard">Fin du for dans les fichiers html</text:p>
      <text:p text:style-name="Standard"><text:span text:style-name="T2"><text:s text:c="6"/>done</text:span></text:p>
      <text:p text:style-name="Standard">Suppression de l’image utilisée pour le CSS dans le dossier $num”pages”</text:p>
      <text:p text:style-name="Standard"><text:span text:style-name="T2"><text:s text:c="6"/>rm diapo_image.png </text:span></text:p>
      <text:p text:style-name="Standard">Déplacement dans le dossier précédent </text:p>
      <text:p text:style-name="Standard"><text:span text:style-name="T2"><text:s text:c="6"/>cd ../</text:span></text:p>
      <text:p text:style-name="Standard">Suppression du fichier markdown traité</text:p>
      <text:p text:style-name="Standard"><text:span text:style-name="T2"><text:s text:c="6"/>rm $var</text:span></text:p>
      <text:p text:style-name="Standard">Incrémentation de la variable num</text:p>
      <text:p text:style-name="Standard"><text:soft-page-break/><text:span text:style-name="T2"><text:s text:c="6"/>((num++))</text:span></text:p>
      <text:p text:style-name="Standard">Fin du for dans les fichiers markdown</text:p>
      <text:p text:style-name="Standard"><text:span text:style-name="T2"><text:s text:c="4"/><text:tab/>done</text:span></text:p>
      <text:p text:style-name="Standard">Suppression du fichier config</text:p>
      <text:p text:style-name="Standard"><text:span text:style-name="T2"><text:s text:c="4"/><text:tab/>rm config</text:span></text:p>
      <text:p text:style-name="Standard">Création du fichier config2 (signal de départ du second conteneur)</text:p>
      <text:p text:style-name="Standard"><text:span text:style-name="T2"><text:s text:c="4"/><text:tab/>touch config2</text:span></text:p>
      <text:p text:style-name="Standard">Fin du si le fichier config existe</text:p>
      <text:p text:style-name="Standard"><text:span text:style-name="T2"><text:s text:c="2"/><text:tab/>fi</text:span></text:p>
      <text:p text:style-name="Standard">Temps d’arrêt de l’exécution du script</text:p>
      <text:p text:style-name="Standard"><text:span text:style-name="T2"><text:s text:c="2"/><text:tab/>sleep 5</text:span></text:p>
      <text:p text:style-name="Standard">Fin du while true en boucle </text:p>
      <text:p text:style-name="P1"><text:span text:style-name="T2">done</text:span></text:p>
      <text:p text:style-name="P2"/>
      <text:p text:style-name="Heading_20_3"><text:bookmark text:name="_ju2f6qky9w9y"/><text:span text:style-name="T1">Commentaires sur le code du script mdtohtml.php: </text:span></text:p>
      <text:p text:style-name="P13">La variable lines va prendre le contenu fichier dans le paramètre 1 lors de l'exécution de la commande permettant l’exécution du script php mdtothml.php</text:p>
      <text:p text:style-name="P1"><text:span text:style-name="T2">$lines = file($argv[1]);</text:span></text:p>
      <text:p text:style-name="Standard">La variable base va prendre le contenu fichier base.html</text:p>
      <text:p text:style-name="P1"><text:span text:style-name="T2">$base = file("base.html") ;</text:span></text:p>
      <text:p text:style-name="Standard">La variable fin va prendre le contenu fichier fin.html</text:p>
      <text:p text:style-name="P1"><text:span text:style-name="T2">$fin = file("fin.html") ;</text:span></text:p>
      <text:p text:style-name="P13"><text:soft-page-break/>La variable file va prendre le contenu de la variable lines en un seule chaîne </text:p>
      <text:p text:style-name="P1"><text:span text:style-name="T2">$file = implode("", $lines);</text:span></text:p>
      <text:p text:style-name="Standard">Remplacement des # par &lt;h1&gt; et &lt;/h1&gt;</text:p>
      <text:p text:style-name="P1"><text:span text:style-name="T2">$file = preg_replace('/^# (.+)/im', '&lt;h1&gt;$1&lt;/h1&gt;', $file);</text:span></text:p>
      <text:p text:style-name="Standard">Remplacement des # par &lt;h2&gt; et &lt;/h2&gt;</text:p>
      <text:p text:style-name="P1"><text:span text:style-name="T2">$file = preg_replace('/^## (.+)/im', '&lt;h2&gt;$1&lt;/h2&gt;', $file);</text:span></text:p>
      <text:p text:style-name="Standard">Remplacement des # par &lt;h3&gt; et &lt;/h3&gt;</text:p>
      <text:p text:style-name="P1"><text:span text:style-name="T2">$file = preg_replace('/^### (.+)/im', '&lt;h3&gt;$1&lt;/h3&gt;', $file);</text:span></text:p>
      <text:p text:style-name="Standard">Ajout des &lt;ul&gt; et &lt;/ul&gt; en début et fin d’une liste</text:p>
      <text:p text:style-name="P1"><text:span text:style-name="T2">$file = preg_replace('/(^- .+\n)+/im', "&lt;ul&gt;\n$0\n&lt;/ul&gt;\n", $file);</text:span></text:p>
      <text:p text:style-name="Standard">Remplacement des - par des &lt;li&gt; et &lt;/li&gt;</text:p>
      <text:p text:style-name="P1"><text:span text:style-name="T2">$file = preg_replace('/^- (.+)\n/im', '&lt;li&gt;$1&lt;/li&gt;', $file);</text:span></text:p>
      <text:p text:style-name="Standard">Remplacement des ** par des &lt;strong&gt; et &lt;/strong&gt;</text:p>
      <text:p text:style-name="P1"><text:span text:style-name="T2">$file = preg_replace('/ \*\*/im', ' &lt;strong&gt;', $file);</text:span></text:p>
      <text:p text:style-name="P1"><text:span text:style-name="T2">$file = preg_replace('/^\*\*/im', ' &lt;strong&gt;', $file);</text:span></text:p>
      <text:p text:style-name="P1"><text:span text:style-name="T2">$file = preg_replace('/[^ ]\*\* /im', '&lt;/strong&gt; ', $file);</text:span></text:p>
      <text:p text:style-name="P1"><text:span text:style-name="T2">$file = preg_replace('/[^ ]\*\*\n/im', '&lt;/strong&gt; ', $file);</text:span></text:p>
      <text:p text:style-name="Standard">Remplacement des _ par des &lt;em&gt; et &lt;/em&gt;</text:p>
      <text:p text:style-name="P1"><text:span text:style-name="T2">$file = preg_replace('/ \_/im', ' &lt;em&gt;', $file);</text:span></text:p>
      <text:p text:style-name="P1"><text:span text:style-name="T2">$file = preg_replace('/^\_/im', ' &lt;em&gt;', $file);</text:span></text:p>
      <text:p text:style-name="P1"><text:span text:style-name="T2">$file = preg_replace('/[^ ]\_ /im', '&lt;/em&gt; ', $file);</text:span></text:p>
      <text:p text:style-name="P1"><text:soft-page-break/><text:span text:style-name="T2">$file = preg_replace('/[^ ]\_\n/im', '&lt;/em&gt; ', $file);</text:span></text:p>
      <text:p text:style-name="Standard">Remplacement des ``` par des &lt;pre&gt; et &lt;/pre&gt;</text:p>
      <text:p text:style-name="P1"><text:span text:style-name="T2">$file = preg_replace('/^```\n((?:.+\n)+)```$/im', "&lt;pre&gt;\n$1&lt;/pre&gt;", $file);</text:span></text:p>
      <text:p text:style-name="Standard">Séparation des pages en un tableau</text:p>
      <text:p text:style-name="P1"><text:span text:style-name="T2">$pages = explode("---", $file); </text:span></text:p>
      <text:p text:style-name="P13">Lecture du tableau </text:p>
      <text:p text:style-name="P1"><text:span text:style-name="T2">foreach($pages as $numPage =&gt; $page) {</text:span></text:p>
      <text:p text:style-name="Standard">Si le numéro de la page + 1 est inférieure au nombre de pages totale du fichier markdown </text:p>
      <text:p text:style-name="P1"><text:span text:style-name="T2">if ($numPage+1&lt;count($pages){</text:span></text:p>
      <text:p text:style-name="Standard">Ajout de la base dans la page html</text:p>
      <text:p text:style-name="P1"><text:span text:style-name="T2">file_put_contents($argv[2] . "pages/" . ($numPage+1) . ".html", $base) ; </text:span></text:p>
      <text:p text:style-name="Standard">Ajout du contenu à partir du tableau dans la page html</text:p>
      <text:p text:style-name="P1"><text:span text:style-name="T2">file_put_contents($argv[2] . "pages/" . ($numPage+1) . ".html", $page, FILE_APPEND);</text:span></text:p>
      <text:p text:style-name="Standard">Ajout de la fin dans la page html</text:p>
      <text:p text:style-name="P1"><text:span text:style-name="T2">file_put_contents($argv[2] . "pages/" . ($numPage+1) . ".html", $fin, FILE_APPEND);</text:span></text:p>
      <text:p text:style-name="Heading_20_3"><text:bookmark text:name="_6fcgo5rrzbil"/><text:span text:style-name="T1">Commentaire sur le code du script pngtopdf:</text:span></text:p>
      <text:p text:style-name="Standard">Le script va tourner en boucle graĉe à </text:p>
      <text:p text:style-name="P1"><text:span text:style-name="T2">while true </text:span></text:p>
      <text:p text:style-name="P1"><text:span text:style-name="T2">do</text:span></text:p>
      <text:p text:style-name="Standard">Le script va vérifier si il y a la présence du fichier config dans le volume (à chaque tour) :</text:p>
      <text:p text:style-name="P1"><text:span text:style-name="T2">if [ -e config2 ]</text:span></text:p>
      <text:p text:style-name="P1"><text:soft-page-break/><text:span text:style-name="T2">then</text:span></text:p>
      <text:p text:style-name="Standard">La variable num est créée et mise à 1</text:p>
      <text:p text:style-name="P1"><text:span text:style-name="T2">num=1</text:span></text:p>
      <text:p text:style-name="Standard">Pour chaque dossier intitulé un caractère quelconque suivi de “pages”</text:p>
      <text:p text:style-name="P1"><text:span text:style-name="T2">for var in ?pages</text:span></text:p>
      <text:p text:style-name="P1"><text:span text:style-name="T2">do </text:span></text:p>
      <text:p text:style-name="Standard">Exécution de l’image imagick pour créer un pdf à partir des png d’un même dossier</text:p>
      <text:p text:style-name="P1"><text:span text:style-name="T2">convert $var"/*.png" $num.pdf</text:span></text:p>
      <text:p text:style-name="Standard">Incrémentation de la variable num</text:p>
      <text:p text:style-name="P1"><text:span text:style-name="T2">((num++))</text:span></text:p>
      <text:p text:style-name="Standard">Fin du for dans les dossiers pages</text:p>
      <text:p text:style-name="P1"><text:span text:style-name="T2">done</text:span></text:p>
      <text:p text:style-name="Standard">Création de l’archive contenant les différents pdf</text:p>
      <text:p text:style-name="P1"><text:span text:style-name="T2">tar -czvf archive.tgz *.pdf</text:span></text:p>
      <text:p text:style-name="Standard">Suppression du fichier config<text:span text:style-name="T2">2</text:span></text:p>
      <text:p text:style-name="P1"><text:span text:style-name="T2">rm config2 </text:span></text:p>
      <text:p text:style-name="Standard">Suppression des pdf</text:p>
      <text:p text:style-name="P1"><text:span text:style-name="T2">rm *pdf</text:span></text:p>
      <text:p text:style-name="Standard">Fin du si le fichier config 2 existe</text:p>
      <text:p text:style-name="P1"><text:span text:style-name="T2">fi </text:span></text:p>
      <text:p text:style-name="Standard">Temps d’arrêt de l’exécution du script</text:p>
      <text:p text:style-name="P1"><text:soft-page-break/><text:span text:style-name="T2">sleep 5</text:span></text:p>
      <text:p text:style-name="Standard">Fin du while true en boucle </text:p>
      <text:p text:style-name="P1"><text:span text:style-name="T2">done </text:span></text:p>
      <text:p text:style-name="Heading_20_3"><text:bookmark text:name="_7qqmsnzb7ytv"/><text:span text:style-name="T1">Surveillance des conteneurs :</text:span></text:p>
      <text:p text:style-name="Standard">Les scripts affichent des logs mais comme les conteneurs sont lancés en mode détaché (-d), ces logs ne sont pas visibles. Pour les voir il suffit de faire, par exemple pour le mdtopng:</text:p>
      <text:p text:style-name="P1"><text:span text:style-name="T2">docker container logs -f sae103-mdtopng</text:span></text:p>
      <text:p text:style-name="Standard">Vous pouvez faire tourner 2 terminaux avec une telle commande pour chacun des 2</text:p>
      <text:p text:style-name="Standard">conteneurs.</text:p>
      <text:p text:style-name="Standard">Pour le pngtopdf : </text:p>
      <text:p text:style-name="Standard"><text:tab/><text:span text:style-name="T2">docker container logs -f sae103-pngtopdf</text:span></text:p>
      <text:p text:style-name="Heading_20_3"><text:bookmark text:name="_fai78uxzcedj"/><text:span text:style-name="T1">Dépôt des fichiers de travail : </text:span></text:p>
      <text:p text:style-name="Standard">Les fichiers markdown seront déposés grâce au script put. Ce script va déposer tous les fichiers markdown présents dans le dossier à l’aide de : </text:p>
      <text:p text:style-name="Standard"><text:tab/><text:span text:style-name="T2">for var in *.md</text:span></text:p>
      <text:p text:style-name="Standard"><text:span text:style-name="T2"><text:tab/>do</text:span></text:p>
      <text:p text:style-name="Standard"><text:span text:style-name="T2"><text:tab/><text:tab/>docker container cp $var sae103-mdtopng:/data/</text:span></text:p>
      <text:p text:style-name="Standard"><text:span text:style-name="T2"><text:tab/>done</text:span></text:p>
      <text:p text:style-name="Heading_20_3"><text:bookmark text:name="_53vwwo4xaczf"/><text:span text:style-name="T1">Récupération de la production : </text:span></text:p>
      <text:p text:style-name="Standard">Pour récupérer l’archive.tgz contenant les fichiers pdf, utilisez le script get qui réalise la commande :</text:p>
      <text:p text:style-name="Standard"><text:tab/><text:span text:style-name="T2">docker container cp sae103-mdtopng:/data/archive.tgz .</text:span></text:p>
      <text:p text:style-name="Heading_20_3"><text:bookmark text:name="_kxf9glu2pdn"/><text:span text:style-name="T1">Esthétique des pages :</text:span></text:p>
      <text:p text:style-name="Standard">Pour réaliser l’aspect esthétique des pages du diaporama, nous utilisons les fichiers suivants :</text:p>
      <text:list xml:id="list86267161" text:style-name="WWNum2">
        <text:list-item>
          <text:p text:style-name="P12"><text:soft-page-break/>base.html avec l’entête et le css de la page</text:p>
        </text:list-item>
        <text:list-item>
          <text:p text:style-name="P12">fin.html pour finir la pages html</text:p>
        </text:list-item>
        <text:list-item>
          <text:p text:style-name="P12">diapo_image.png pour avoir un arrière-plan </text:p>
        </text:list-item>
      </text:list>
      <text:p text:style-name="P13">Si vous voulez modifier l’aspect esthétique, il vous suffit de changer le css présent dans le fichier base.html.</text:p>
      <text:p text:style-name="Heading_20_2"><text:bookmark text:name="_lrbkk9a068ue"/>En cas de soucis technique : </text:p>
      <text:p text:style-name="P13">Si il y a un soucis pendant le traitement des fichiers, veuillez réaliser la commande</text:p>
      <text:p text:style-name="P1"><text:span text:style-name="T2">./stop</text:span></text:p>
      <text:p text:style-name="Standard">pour tout arrêter et stopper les conteneurs et le volume. </text:p>
      <text:p text:style-name="Standard"/>
      <text:p text:style-name="Standard">Si cette commande ne fonctionne pas, veuillez vérifier si il y a des conteneurs actifs grâce à </text:p>
      <text:p text:style-name="Standard"><text:tab/><text:span text:style-name="T2">docker container ps -a</text:span></text:p>
      <text:p text:style-name="Standard"/>
      <text:p text:style-name="Standard">Puis veuillez les arrêter grâce à :</text:p>
      <text:p text:style-name="Standard"><text:tab/><text:span text:style-name="T2">docker rm &lt;ID&gt; </text:span></text:p>
      <text:p text:style-name="Standard">Après cela, démarrer le générateur de diaporamas avec</text:p>
      <text:p text:style-name="Standard"><text:span text:style-name="T2"><text:tab/>./start</text:span></text:p>
      <text:p text:style-name="Standard"/>
      <text:p text:style-name="Standard">Si le volume ne veut pas de fermer lors de l’exécution, il se peut qu’un conteneur est toujours actif lié au volume. Il suffit d’arrêter le ou les conteneurs avec la commande </text:p>
      <text:p text:style-name="Standard"><text:tab/><text:span text:style-name="T2">docker rm &lt;ID&gt; -v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21" meta:word-count="1661" meta:character-count="10386" meta:non-whitespace-character-count="8756"/>
    <meta:generator>LibreOfficeDev/6.0.5.2$Linux_X86_64 LibreOffice_project/</meta:generator>
  </office:meta>
</office:document-meta>
</file>